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50">
      <style:table-cell-properties fo:border="thin solid #000000" style:vertical-align="middle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51">
      <style:table-cell-properties fo:border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="thin solid #000000" style:diagonal-tl-br="thin solid #000000" fo:background-color="transparen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59.4pt" style:use-optimal-row-height="true" fo:break-before="auto"/>
    </style:style>
    <style:style style:name="ro6" style:family="table-row">
      <style:table-row-properties style:row-height="39.6pt" style:use-optimal-row-height="true" fo:break-before="auto"/>
    </style:style>
    <style:style style:name="ro7" style:family="table-row">
      <style:table-row-properties style:row-height="19.8pt" style:use-optimal-row-height="true" fo:break-before="auto"/>
    </style:style>
    <style:style style:name="ro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_" table:style-name="ta1" table:print-ranges="議員4_.A1:議員4_.I1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5" table:default-cell-style-name="ce2"/>
        <table:table-column table:style-name="co8" table:number-columns-repeated="16375" table:default-cell-style-name="ce2"/>
        <table:table-row table:style-name="ro1">
          <table:table-cell office:value-type="string" table:number-columns-spanned="9" table:number-rows-spanned="1" table:style-name="ce15">
            <text:p>高雄市政府105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5">
            <text:p>至105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table:number-columns-spanned="7" table:number-rows-spanned="1" table:style-name="ce12"/>
          <table:covered-table-cell table:number-columns-repeated="6"/>
          <table:table-cell office:value-type="string" table:style-name="ce3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3">
            <text:p>議員姓名</text:p>
          </table:table-cell>
          <table:table-cell office:value-type="string" table:number-columns-spanned="1" table:number-rows-spanned="2" table:style-name="ce13">
            <text:p>建議項目及內容</text:p>
          </table:table-cell>
          <table:table-cell office:value-type="string" table:number-columns-spanned="1" table:number-rows-spanned="2" table:style-name="ce13">
            <text:p>建議地點</text:p>
          </table:table-cell>
          <table:table-cell office:value-type="string" table:number-columns-spanned="1" table:number-rows-spanned="2" table:style-name="ce13">
            <text:p>建議金額</text:p>
          </table:table-cell>
          <table:table-cell office:value-type="string" table:number-columns-spanned="5" table:number-rows-spanned="1" table:style-name="ce13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核定金額</text:p>
          </table:table-cell>
          <table:table-cell office:value-type="string" table:style-name="ce16">
            <text:p>經費支用科目</text:p>
          </table:table-cell>
          <table:table-cell office:value-type="string" table:style-name="ce16">
            <text:p>主辦機關</text:p>
          </table:table-cell>
          <table:table-cell office:value-type="string" table:style-name="ce16">
            <text:p>招標方式</text:p>
          </table:table-cell>
          <table:table-cell office:value-type="string" table:style-name="ce16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高閔琳</text:p>
          </table:table-cell>
          <table:table-cell office:value-type="string" table:style-name="ce6">
            <text:p>高閔琳議員建請修復梓官區潭子底排水173巷道路掏空塌陷</text:p>
          </table:table-cell>
          <table:table-cell office:value-type="string" table:style-name="ce7">
            <text:p>梓官區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string" table:style-name="ce7">
            <text:p>水利工程-排水防洪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順承土木包工業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翁瑞珠</text:p>
          </table:table-cell>
          <table:table-cell office:value-type="string" table:style-name="ce4">
            <text:p>燕巢區深水路21巷旁排水護岸整治工程</text:p>
          </table:table-cell>
          <table:table-cell office:value-type="string" table:style-name="ce7">
            <text:p>燕巢區</text:p>
          </table:table-cell>
          <table:table-cell office:value-type="float" office:value="1500" table:style-name="ce10">
            <text:p>1,500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人仟土木包工業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蘇炎城</text:p>
          </table:table-cell>
          <table:table-cell office:value-type="string" table:style-name="ce4">
            <text:p>大埔巷陳家古厝後方崩塌處理二期工程案</text:p>
          </table:table-cell>
          <table:table-cell office:value-type="string" table:style-name="ce7">
            <text:p>燕巢區</text:p>
          </table:table-cell>
          <table:table-cell office:value-type="float" office:value="1500" table:style-name="ce10">
            <text:p>1,500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益土木包工業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鍾盛有</text:p>
          </table:table-cell>
          <table:table-cell office:value-type="string" table:style-name="ce6">
            <text:p>月眉真天巖旁野溪整治工程</text:p>
          </table:table-cell>
          <table:table-cell office:value-type="string" table:style-name="ce7">
            <text:p>杉林區</text:p>
          </table:table-cell>
          <table:table-cell office:value-type="float" office:value="1800" table:style-name="ce8">
            <text:p><text:s/>1,800<text:s/></text:p>
          </table:table-cell>
          <table:table-cell office:value-type="float" office:value="1800" table:style-name="ce8">
            <text:p><text:s/>1,8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富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林富寶</text:p>
          </table:table-cell>
          <table:table-cell office:value-type="string" table:style-name="ce4">
            <text:p>杉林區木梓里茄苳湖508之2地號野溪治理工程</text:p>
          </table:table-cell>
          <table:table-cell office:value-type="string" table:style-name="ce7">
            <text:p>杉林區</text:p>
          </table:table-cell>
          <table:table-cell office:value-type="float" office:value="1500" table:style-name="ce10">
            <text:p>1,500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富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林民傑</text:p>
          </table:table-cell>
          <table:table-cell office:value-type="string" table:style-name="ce6">
            <text:p>那瑪夏區高134往青山段道路下方排水復建工程</text:p>
          </table:table-cell>
          <table:table-cell office:value-type="string" table:style-name="ce7">
            <text:p>那瑪夏區</text:p>
          </table:table-cell>
          <table:table-cell office:value-type="float" office:value="2300" table:style-name="ce8">
            <text:p><text:s/>2,300<text:s/></text:p>
          </table:table-cell>
          <table:table-cell office:value-type="float" office:value="2300" table:style-name="ce8">
            <text:p><text:s/>2,3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尚未辦理</text:p>
          </table:table-cell>
          <table:table-cell table:style-name="ce7"/>
          <table:table-cell table:number-columns-repeated="16375"/>
        </table:table-row>
        <table:table-row table:style-name="ro6">
          <table:table-cell office:value-type="string" table:style-name="ce5">
            <text:p>林民傑</text:p>
          </table:table-cell>
          <table:table-cell office:value-type="string" table:style-name="ce4">
            <text:p>那瑪夏區台29線4K道路下方排水改善工程</text:p>
          </table:table-cell>
          <table:table-cell office:value-type="string" table:style-name="ce7">
            <text:p>那瑪夏區</text:p>
          </table:table-cell>
          <table:table-cell office:value-type="float" office:value="850" table:style-name="ce10">
            <text:p>850<text:s/></text:p>
          </table:table-cell>
          <table:table-cell office:value-type="float" office:value="850" table:style-name="ce8">
            <text:p><text:s/>85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百益土木包工業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翁瑞珠</text:p>
          </table:table-cell>
          <table:table-cell office:value-type="string" table:style-name="ce6">
            <text:p>燕巢區金山里溪底巷邊坡排水改善工程<text:s text:c="3"/></text:p>
          </table:table-cell>
          <table:table-cell office:value-type="string" table:style-name="ce7">
            <text:p>燕巢區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7">
            <text:p>水利工程-水土保持</text:p>
          </table:table-cell>
          <table:table-cell office:value-type="string" table:style-name="ce7">
            <text:p>水利局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僑春營造有限公司</text:p>
          </table:table-cell>
          <table:table-cell table:number-columns-repeated="16375"/>
        </table:table-row>
        <table:table-row table:style-name="ro7">
          <table:table-cell office:value-type="string" table:number-columns-spanned="3" table:number-rows-spanned="1" table:style-name="ce13">
            <text:p>合 <text:s text:c="9"/>計</text:p>
          </table:table-cell>
          <table:covered-table-cell table:number-columns-repeated="2"/>
          <table:table-cell table:style-name="ce7"/>
          <table:table-cell office:value-type="float" office:value="11050" table:formula="msoxl:=SUM(E6:E13)" table:style-name="ce8">
            <text:p><text:s/>11,050<text:s/></text:p>
          </table:table-cell>
          <table:table-cell table:number-columns-spanned="4" table:number-rows-spanned="1" table:style-name="ce14"/>
          <table:covered-table-cell table:number-columns-repeated="3"/>
          <table:table-cell table:number-columns-repeated="16375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style:style style:name="_48__44_0_10_NA_10_" style:display-name="0,0&#10;NA&#10;" style:family="table-cell" style:data-style-name="N0">
      <style:table-cell-properties style:vertical-align="automatic" fo:background-color="transparent"/>
    </style:style>
    <style:style style:name="_50_0_37__32_-_32__36628__33394_1_32_2" style:display-name="20% - 輔色1 2" style:family="table-cell" style:data-style-name="N0">
      <style:table-cell-properties fo:background-color="#CCCCFF"/>
    </style:style>
    <style:style style:name="_50_0_37__32_-_32__36628__33394_1_32_3" style:display-name="20% - 輔色1 3" style:family="table-cell" style:data-style-name="N0">
      <style:table-cell-properties fo:background-color="#FFFFFF"/>
    </style:style>
    <style:style style:name="_50_0_37__32_-_32__36628__33394_2_32_2" style:display-name="20% - 輔色2 2" style:family="table-cell" style:data-style-name="N0">
      <style:table-cell-properties fo:background-color="#FF99CC"/>
    </style:style>
    <style:style style:name="_50_0_37__32_-_32__36628__33394_2_32_3" style:display-name="20% - 輔色2 3" style:family="table-cell" style:data-style-name="N0">
      <style:table-cell-properties fo:background-color="#FFFFFF"/>
    </style:style>
    <style:style style:name="_50_0_37__32_-_32__36628__33394_3_32_2" style:display-name="20% - 輔色3 2" style:family="table-cell" style:data-style-name="N0">
      <style:table-cell-properties fo:background-color="#CCFFCC"/>
    </style:style>
    <style:style style:name="_50_0_37__32_-_32__36628__33394_3_32_3" style:display-name="20% - 輔色3 3" style:family="table-cell" style:data-style-name="N0">
      <style:table-cell-properties fo:background-color="#FFFFFF"/>
    </style:style>
    <style:style style:name="_50_0_37__32_-_32__36628__33394_4_32_2" style:display-name="20% - 輔色4 2" style:family="table-cell" style:data-style-name="N0">
      <style:table-cell-properties fo:background-color="#CC99FF"/>
    </style:style>
    <style:style style:name="_50_0_37__32_-_32__36628__33394_4_32_3" style:display-name="20% - 輔色4 3" style:family="table-cell" style:data-style-name="N0">
      <style:table-cell-properties fo:background-color="#FFFFFF"/>
    </style:style>
    <style:style style:name="_50_0_37__32_-_32__36628__33394_5_32_2" style:display-name="20% - 輔色5 2" style:family="table-cell" style:data-style-name="N0">
      <style:table-cell-properties fo:background-color="#CCFFFF"/>
    </style:style>
    <style:style style:name="_50_0_37__32_-_32__36628__33394_5_32_3" style:display-name="20% - 輔色5 3" style:family="table-cell" style:data-style-name="N0">
      <style:table-cell-properties fo:background-color="#C0C0C0"/>
    </style:style>
    <style:style style:name="_50_0_37__32_-_32__36628__33394_6_32_2" style:display-name="20% - 輔色6 2" style:family="table-cell" style:data-style-name="N0">
      <style:table-cell-properties fo:background-color="#FFCC99"/>
    </style:style>
    <style:style style:name="_50_0_37__32_-_32__36628__33394_6_32_3" style:display-name="20% - 輔色6 3" style:family="table-cell" style:data-style-name="N0">
      <style:table-cell-properties fo:background-color="#C0C0C0"/>
    </style:style>
    <style:style style:name="_52_0_37__32_-_32__36628__33394_1_32_2" style:display-name="40% - 輔色1 2" style:family="table-cell" style:data-style-name="N0">
      <style:table-cell-properties fo:background-color="#99CCFF"/>
    </style:style>
    <style:style style:name="_52_0_37__32_-_32__36628__33394_1_32_3" style:display-name="40% - 輔色1 3" style:family="table-cell" style:data-style-name="N0">
      <style:table-cell-properties fo:background-color="#FFFFFF"/>
    </style:style>
    <style:style style:name="_52_0_37__32_-_32__36628__33394_2_32_2" style:display-name="40% - 輔色2 2" style:family="table-cell" style:data-style-name="N0">
      <style:table-cell-properties fo:background-color="#FF8080"/>
    </style:style>
    <style:style style:name="_52_0_37__32_-_32__36628__33394_2_32_3" style:display-name="40% - 輔色2 3" style:family="table-cell" style:data-style-name="N0">
      <style:table-cell-properties fo:background-color="#FFFFFF"/>
    </style:style>
    <style:style style:name="_52_0_37__32_-_32__36628__33394_3_32_2" style:display-name="40% - 輔色3 2" style:family="table-cell" style:data-style-name="N0">
      <style:table-cell-properties fo:background-color="#00FF00"/>
    </style:style>
    <style:style style:name="_52_0_37__32_-_32__36628__33394_3_32_3" style:display-name="40% - 輔色3 3" style:family="table-cell" style:data-style-name="N0">
      <style:table-cell-properties fo:background-color="#C0C0C0"/>
    </style:style>
    <style:style style:name="_52_0_37__32_-_32__36628__33394_4_32_2" style:display-name="40% - 輔色4 2" style:family="table-cell" style:data-style-name="N0">
      <style:table-cell-properties fo:background-color="#CC99FF"/>
    </style:style>
    <style:style style:name="_52_0_37__32_-_32__36628__33394_4_32_3" style:display-name="40% - 輔色4 3" style:family="table-cell" style:data-style-name="N0">
      <style:table-cell-properties fo:background-color="#C0C0C0"/>
    </style:style>
    <style:style style:name="_52_0_37__32_-_32__36628__33394_5_32_2" style:display-name="40% - 輔色5 2" style:family="table-cell" style:data-style-name="N0">
      <style:table-cell-properties fo:background-color="#99CCFF"/>
    </style:style>
    <style:style style:name="_52_0_37__32_-_32__36628__33394_5_32_3" style:display-name="40% - 輔色5 3" style:family="table-cell" style:data-style-name="N0">
      <style:table-cell-properties fo:background-color="#C0C0C0"/>
    </style:style>
    <style:style style:name="_52_0_37__32_-_32__36628__33394_6_32_2" style:display-name="40% - 輔色6 2" style:family="table-cell" style:data-style-name="N0">
      <style:table-cell-properties fo:background-color="#FFCC00"/>
    </style:style>
    <style:style style:name="_52_0_37__32_-_32__36628__33394_6_32_3" style:display-name="40% - 輔色6 3" style:family="table-cell" style:data-style-name="N0">
      <style:table-cell-properties fo:background-color="#C0C0C0"/>
    </style:style>
    <style:style style:name="_54_0_37__32_-_32__36628__33394_1_32_2" style:display-name="60% - 輔色1 2" style:family="table-cell" style:data-style-name="N0">
      <style:table-cell-properties fo:background-color="#0066CC"/>
      <style:text-properties fo:color="#FFFFFF"/>
    </style:style>
    <style:style style:name="_54_0_37__32_-_32__36628__33394_1_32_3" style:display-name="60% - 輔色1 3" style:family="table-cell" style:data-style-name="N0">
      <style:table-cell-properties fo:background-color="#FFFFFF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FFFFFF"/>
    </style:style>
    <style:style style:name="_54_0_37__32_-_32__36628__33394_2_32_3" style:display-name="60% - 輔色2 3" style:family="table-cell" style:data-style-name="N0">
      <style:table-cell-properties fo:background-color="#C0C0C0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00FF00"/>
      <style:text-properties fo:color="#FFFFFF"/>
    </style:style>
    <style:style style:name="_54_0_37__32_-_32__36628__33394_3_32_3" style:display-name="60% - 輔色3 3" style:family="table-cell" style:data-style-name="N0">
      <style:table-cell-properties fo:background-color="#969696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800080"/>
      <style:text-properties fo:color="#FFFFFF"/>
    </style:style>
    <style:style style:name="_54_0_37__32_-_32__36628__33394_4_32_3" style:display-name="60% - 輔色4 3" style:family="table-cell" style:data-style-name="N0">
      <style:table-cell-properties fo:background-color="#C0C0C0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FFFFFF"/>
    </style:style>
    <style:style style:name="_54_0_37__32_-_32__36628__33394_5_32_3" style:display-name="60% - 輔色5 3" style:family="table-cell" style:data-style-name="N0">
      <style:table-cell-properties fo:background-color="#969696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F9900"/>
      <style:text-properties fo:color="#FFFFFF"/>
    </style:style>
    <style:style style:name="_54_0_37__32_-_32__36628__33394_6_32_3" style:display-name="60% - 輔色6 3" style:family="table-cell" style:data-style-name="N0">
      <style:table-cell-properties fo:background-color="#969696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102_24180__24230__38928__31639__20998__37197__32317__34920__26989__21209__21934__20301__24409__32317_--_21443__32771_" style:display-name="一般 2_102年度預算分配總表業務單位彙總--參考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middle" fo:background-color="transparen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  <style:style style:name="_19968__33324__32_4_32_3" style:display-name="一般 4 3" style:family="table-cell" style:data-style-name="N0">
      <style:table-cell-properties style:vertical-align="middle" fo:background-color="transparent"/>
    </style:style>
    <style:style style:name="_19968__33324__32_5" style:display-name="一般 5" style:family="table-cell" style:data-style-name="N0">
      <style:table-cell-properties style:vertical-align="middle" fo:background-color="transparent"/>
    </style:style>
    <style:style style:name="_19968__33324__32_5_32_2" style:display-name="一般 5 2" style:family="table-cell" style:data-style-name="N0">
      <style:table-cell-properties style:vertical-align="middle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automatic" fo:background-color="transparent"/>
    </style:style>
    <style:style style:name="_19968__33324__32_8" style:display-name="一般 8" style:family="table-cell" style:data-style-name="N0">
      <style:table-cell-properties style:vertical-align="automatic" fo:background-color="transparent"/>
    </style:style>
    <style:style style:name="_19968__33324__32_9" style:display-name="一般 9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3" style:display-name="千分位 2 3" style:family="table-cell" style:data-style-name="N48"/>
    <style:style style:name="_21315__20998__20301__32_3" style:display-name="千分位 3" style:family="table-cell" style:data-style-name="N48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49"/>
    <style:style style:name="_21315__20998__20301__91_0_93__32_3" style:display-name="千分位[0] 3" style:family="table-cell" style:data-style-name="N49"/>
    <style:style style:name="_21315__20998__20301__91_0_93__32_3_32_2" style:display-name="千分位[0] 3 2" style:family="table-cell" style:data-style-name="N49"/>
    <style:style style:name="_21315__20998__20301__91_0_93__32_4" style:display-name="千分位[0] 4" style:family="table-cell" style:data-style-name="N49"/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0013__31561__32_3" style:display-name="中等 3" style:family="table-cell" style:data-style-name="N0">
      <style:table-cell-properties fo:background-color="#FFFF99"/>
      <style:text-properties fo:color="#993300"/>
    </style:style>
    <style:style style:name="_21512__35336__32_2" style:display-name="合計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_21512__35336__32_3" style:display-name="合計 3" style:family="table-cell" style:data-style-name="N0">
      <style:table-cell-properties fo:border-top="thin solid #C0C0C0" fo:border-bottom="thin double #C0C0C0" fo:border-left="none" fo:border-right="none"/>
      <style:text-properties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22909__32_3" style:display-name="好 3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40__26575__38678__41_" style:display-name="好_100年度預算執行情形(柏霖)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" style:display-name="好_100年度預算執行情形概況表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1125" style:display-name="好_100年度預算執行情形概況表1125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xls" style:display-name="好_100年度預算執行情形概況表xls" style:family="table-cell" style:data-style-name="N0">
      <style:table-cell-properties fo:background-color="#CCFFCC"/>
      <style:text-properties fo:color="#008000"/>
    </style:style>
    <style:style style:name="_22909__101_24180__24230__38928__31639__22519__34892__24773__24418__27010__27841__34920_" style:display-name="好_101年度預算執行情形概況表" style:family="table-cell" style:data-style-name="N0">
      <style:table-cell-properties fo:background-color="#CCFFCC"/>
      <style:text-properties fo:color="#008000"/>
    </style:style>
    <style:style style:name="_22909__Book1" style:display-name="好_Book1" style:family="table-cell" style:data-style-name="N0">
      <style:table-cell-properties fo:background-color="#CCFFCC"/>
      <style:text-properties fo:color="#008000"/>
    </style:style>
    <style:style style:name="_22909__SOC_32_101_20013__22830__38928__31639__32771__26680_1010225" style:display-name="好_SOC 101中央預算考核1010225" style:family="table-cell" style:data-style-name="N0">
      <style:table-cell-properties fo:background-color="#CCFFCC"/>
      <style:text-properties fo:color="#008000"/>
    </style:style>
    <style:style style:name="_22909___31038__26371__23616__20027__31649__26283__21015__38989__24230__34920_0116" style:display-name="好_社會局主管暫列額度表0116" style:family="table-cell" style:data-style-name="N0">
      <style:table-cell-properties fo:background-color="#CCFFFF"/>
      <style:text-properties fo:color="#008000"/>
    </style:style>
    <style:style style:name="_22909___39640__32291_100_24180__38928__31639__35519__32232__34920_" style:display-name="好_高縣100年預算調編表" style:family="table-cell" style:data-style-name="N0">
      <style:table-cell-properties fo:background-color="#CCFFCC"/>
      <style:text-properties fo:color="#008000"/>
    </style:style>
    <style:style style:name="_22909___32291__24220__21508__34389__38989__24230__22806__26126__32048__34920_-_29898__29787_" style:display-name="好_縣府各處額度外明細表-瓊瑛" style:family="table-cell" style:data-style-name="N0">
      <style:table-cell-properties fo:background-color="#CCFFCC"/>
      <style:text-properties fo:color="#008000"/>
    </style:style>
    <style:style style:name="_22909___32317__34920_0218_40_2003_29256__41_" style:display-name="好_總表0218(2003版)" style:family="table-cell" style:data-style-name="N0">
      <style:table-cell-properties fo:background-color="#CCFFCC"/>
      <style:text-properties fo:color="#008000" style:font-name="標楷體" style:font-name-asian="標楷體" style:font-name-complex="標楷體" style:font-family-generic="script"/>
    </style:style>
    <style:style style:name="_35336__31639__26041__24335__32_2" style:display-name="計算方式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5336__31639__26041__24335__32_3" style:display-name="計算方式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36899__32080__30340__20786__23384__26684__32_3" style:display-name="連結的儲存格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_32_2" style:display-name="備註 2" style:family="table-cell" style:data-style-name="N0">
      <style:table-cell-properties fo:border="thin solid #C0C0C0" fo:background-color="#FFFFCC"/>
    </style:style>
    <style:style style:name="_20633__35387__32_2_32_2" style:display-name="備註 2 2" style:family="table-cell" style:data-style-name="N0">
      <style:table-cell-properties fo:border="thin solid #C0C0C0" fo:background-color="#FFFFCC"/>
    </style:style>
    <style:style style:name="_20633__35387__32_3" style:display-name="備註 3" style:family="table-cell" style:data-style-name="N0">
      <style:table-cell-properties fo:border="thin solid #C0C0C0" fo:background-color="#FFFFCC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5498__26126__25991__23383__32_3" style:display-name="說明文字 3" style:family="table-cell" style:data-style-name="N0">
      <style:text-properties fo:color="#808080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333399"/>
      <style:text-properties fo:color="#FFFFFF"/>
    </style:style>
    <style:style style:name="_36628__33394_1_32_3" style:display-name="輔色1 3" style:family="table-cell" style:data-style-name="N0">
      <style:table-cell-properties fo:background-color="#C0C0C0"/>
      <style:text-properties fo:color="#FFFFFF"/>
    </style:style>
    <style:style style:name="_36628__33394_2_32_2" style:display-name="輔色2 2" style:family="table-cell" style:data-style-name="N0">
      <style:table-cell-properties fo:background-color="#FF0000"/>
      <style:text-properties fo:color="#FFFFFF"/>
    </style:style>
    <style:style style:name="_36628__33394_2_32_3" style:display-name="輔色2 3" style:family="table-cell" style:data-style-name="N0">
      <style:table-cell-properties fo:background-color="#C0C0C0"/>
      <style:text-properties fo:color="#FFFFFF"/>
    </style:style>
    <style:style style:name="_36628__33394_3_32_2" style:display-name="輔色3 2" style:family="table-cell" style:data-style-name="N0">
      <style:table-cell-properties fo:background-color="#339966"/>
      <style:text-properties fo:color="#FFFFFF"/>
    </style:style>
    <style:style style:name="_36628__33394_3_32_3" style:display-name="輔色3 3" style:family="table-cell" style:data-style-name="N0">
      <style:table-cell-properties fo:background-color="#969696"/>
      <style:text-properties fo:color="#FFFFFF"/>
    </style:style>
    <style:style style:name="_36628__33394_4_32_2" style:display-name="輔色4 2" style:family="table-cell" style:data-style-name="N0">
      <style:table-cell-properties fo:background-color="#800080"/>
      <style:text-properties fo:color="#FFFFFF"/>
    </style:style>
    <style:style style:name="_36628__33394_4_32_3" style:display-name="輔色4 3" style:family="table-cell" style:data-style-name="N0">
      <style:table-cell-properties fo:background-color="#808080"/>
      <style:text-properties fo:color="#FFFFFF"/>
    </style:style>
    <style:style style:name="_36628__33394_5_32_2" style:display-name="輔色5 2" style:family="table-cell" style:data-style-name="N0">
      <style:table-cell-properties fo:background-color="#33CCCC"/>
      <style:text-properties fo:color="#FFFFFF"/>
    </style:style>
    <style:style style:name="_36628__33394_5_32_3" style:display-name="輔色5 3" style:family="table-cell" style:data-style-name="N0">
      <style:table-cell-properties fo:background-color="#808080"/>
      <style:text-properties fo:color="#FFFFFF"/>
    </style:style>
    <style:style style:name="_36628__33394_6_32_2" style:display-name="輔色6 2" style:family="table-cell" style:data-style-name="N0">
      <style:table-cell-properties fo:background-color="#FF6600"/>
      <style:text-properties fo:color="#FFFFFF"/>
    </style:style>
    <style:style style:name="_36628__33394_6_32_3" style:display-name="輔色6 3" style:family="table-cell" style:data-style-name="N0">
      <style:table-cell-properties fo:background-color="#333333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1_32_3" style:display-name="標題 1 3" style:family="table-cell" style:data-style-name="N0">
      <style:table-cell-properties fo:border-top="none" fo:border-bottom="thick solid #C0C0C0" fo:border-left="none" fo:border-right="none"/>
      <style:text-properties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2_32_3" style:display-name="標題 2 3" style:family="table-cell" style:data-style-name="N0">
      <style:table-cell-properties fo:border-top="none" fo:border-bottom="thick solid #FFFFFF" fo:border-left="none" fo:border-right="none"/>
      <style:text-properties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3_32_3" style:display-name="標題 3 3" style:family="table-cell" style:data-style-name="N0">
      <style:table-cell-properties fo:border-top="none" fo:border-bottom="2pt solid #FFFFFF" fo:border-left="none" fo:border-right="none"/>
      <style:text-properties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_32_3" style:display-name="標題 4 3" style:family="table-cell" style:data-style-name="N0">
      <style:text-properties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6" style:display-name="標題 6" style:family="table-cell" style:data-style-name="N0">
      <style:text-properties fo:font-size="18pt" style:font-size-asian="18pt" style:font-size-complex="18pt" fo:font-weight="bold" style:font-weight-asian="bold" style:font-weight-complex="bold"/>
    </style:style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837__32_3" style:display-name="輸入 3" style:family="table-cell" style:data-style-name="N0">
      <style:table-cell-properties fo:border="thin solid #808080" fo:background-color="#FFCC99"/>
      <style:text-properties fo:color="#333399"/>
    </style:style>
    <style:style style:name="_36664__20986__32_2" style:display-name="輸出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36664__20986__32_3" style:display-name="輸出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7298__26597__20786__23384__26684__32_3" style:display-name="檢查儲存格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22750__32_3" style:display-name="壞 3" style:family="table-cell" style:data-style-name="N0">
      <style:table-cell-properties fo:background-color="#FF99CC"/>
      <style:text-properties fo:color="#800080"/>
    </style:style>
    <style:style style:name="_22750___31038__26371__23616__20027__31649__26283__21015__38989__24230__34920_0116" style:display-name="壞_社會局主管暫列額度表0116" style:family="table-cell" style:data-style-name="N0">
      <style:table-cell-properties fo:background-color="#CC99FF"/>
      <style:text-properties fo:color="#800080"/>
    </style:style>
    <style:style style:name="_22750___39640__32291_100_24180__38928__31639__35519__32232__34920_" style:display-name="壞_高縣100年預算調編表" style:family="table-cell" style:data-style-name="N0">
      <style:table-cell-properties fo:background-color="#FF99CC"/>
      <style:text-properties fo:color="#800080"/>
    </style:style>
    <style:style style:name="_22750___32291__24220__21508__34389__38989__24230__22806__26126__32048__34920_-_29898__29787_" style:display-name="壞_縣府各處額度外明細表-瓊瑛" style:family="table-cell" style:data-style-name="N0">
      <style:table-cell-properties fo:background-color="#FF99CC"/>
      <style:text-properties fo:color="#800080"/>
    </style:style>
    <style:style style:name="_22750___32317__34920_0218_40_2003_29256__41_" style:display-name="壞_總表0218(2003版)" style:family="table-cell" style:data-style-name="N0">
      <style:table-cell-properties fo:background-color="#FF99CC"/>
      <style:text-properties fo:color="#800080" style:font-name="標楷體" style:font-name-asian="標楷體" style:font-name-complex="標楷體" style:font-family-generic="script"/>
    </style:style>
    <style:style style:name="_35686__21578__25991__23383__32_2" style:display-name="警告文字 2" style:family="table-cell" style:data-style-name="N0">
      <style:text-properties fo:color="#FF0000"/>
    </style:style>
    <style:style style:name="_35686__21578__25991__23383__32_3" style:display-name="警告文字 3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行政院主計處第一局</meta:initial-creator>
    <dc:creator>user</dc:creator>
    <meta:creation-date>2001-01-31T06:15:04Z</meta:creation-date>
    <dc:date>2017-02-22T01:39:15Z</dc:date>
    <meta:print-date>2017-02-22T01:39:12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